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" svg:font-family="Inconsolat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6127"/>
    </style:style>
    <style:style style:name="P3" style:family="paragraph" style:parent-style-name="Standard">
      <style:paragraph-properties fo:text-align="justify" style:justify-single-word="false"/>
      <style:text-properties officeooo:paragraph-rsid="001881b9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c245a" officeooo:paragraph-rsid="001c245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69422" officeooo:paragraph-rsid="00169422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80c58" officeooo:paragraph-rsid="00180c58" fo:background-color="transparent" style:font-weight-asian="bold" style:font-weight-complex="bold"/>
    </style:style>
    <style:style style:name="P9" style:family="paragraph" style:parent-style-name="Standard">
      <style:text-properties fo:font-weight="bold" officeooo:rsid="001c245a" officeooo:paragraph-rsid="001d2204" fo:background-color="#e0c2c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169422" officeooo:paragraph-rsid="00169422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69422" officeooo:paragraph-rsid="00169422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69422" officeooo:paragraph-rsid="0016942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69422" officeooo:paragraph-rsid="0016942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1c245a" officeooo:paragraph-rsid="001d220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69422" officeooo:paragraph-rsid="00169422" fo:background-color="#ffff0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69422" officeooo:paragraph-rsid="00169422" fo:background-color="#e0c2cd" style:font-weight-asian="normal" style:font-weight-complex="normal"/>
    </style:style>
    <style:style style:name="P18" style:family="paragraph" style:parent-style-name="Standard">
      <style:text-properties fo:font-weight="normal" officeooo:rsid="001da55a" officeooo:paragraph-rsid="001da55a" fo:background-color="transparent" style:font-weight-asian="normal" style:font-weight-complex="normal"/>
    </style:style>
    <style:style style:name="T1" style:family="text">
      <style:text-properties fo:font-weight="normal" fo:background-color="#e0c2cd" loext:char-shading-value="0" style:font-weight-asian="normal" style:font-weight-complex="normal"/>
    </style:style>
    <style:style style:name="T2" style:family="text">
      <style:text-properties fo:font-weight="bold" fo:background-color="#e0c2cd" loext:char-shading-value="0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69422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fo:background-color="#e0c2cd" loext:char-shading-value="0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69422" fo:background-color="#e0c2cd" loext:char-shading-value="0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881b9" fo:background-color="#e0c2cd" loext:char-shading-value="0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69422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169422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80c58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86127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881b9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9422" fo:background-color="#e0c2cd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69422" fo:background-color="#e0c2cd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background-color="#e0c2cd" loext:char-shading-value="0" style:font-style-asian="normal" style:font-style-complex="normal"/>
    </style:style>
    <style:style style:name="T17" style:family="text">
      <style:text-properties fo:font-style="normal" officeooo:rsid="00169422" fo:background-color="#e0c2cd" loext:char-shading-value="0" style:font-style-asian="normal" style:font-style-complex="normal"/>
    </style:style>
    <style:style style:name="T18" style:family="text">
      <style:text-properties fo:font-style="normal" officeooo:rsid="00169422" fo:background-color="transparent" loext:char-shading-value="0" style:font-style-asian="normal" style:font-style-complex="normal"/>
    </style:style>
    <style:style style:name="T19" style:family="text">
      <style:text-properties fo:font-style="normal" officeooo:rsid="001881b9" fo:background-color="transparent" loext:char-shading-value="0" style:font-style-asian="normal" style:font-style-complex="normal"/>
    </style:style>
    <style:style style:name="T20" style:family="text">
      <style:text-properties fo:font-style="normal" fo:background-color="transparent" loext:char-shading-value="0" style:font-style-asian="normal" style:font-style-complex="normal"/>
    </style:style>
    <style:style style:name="T21" style:family="text">
      <style:text-properties fo:font-style="normal" officeooo:rsid="001d2204" fo:background-color="transparent" loext:char-shading-value="0" style:font-style-asian="normal" style:font-style-complex="normal"/>
    </style:style>
    <style:style style:name="T22" style:family="text">
      <style:text-properties fo:font-style="normal" officeooo:rsid="001da55a" fo:background-color="transparent" loext:char-shading-value="0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69422" style:font-style-asian="normal" style:font-style-complex="normal"/>
    </style:style>
    <style:style style:name="T25" style:family="text">
      <style:text-properties fo:font-style="normal" officeooo:rsid="00180c58" style:font-style-asian="normal" style:font-style-complex="normal"/>
    </style:style>
    <style:style style:name="T26" style:family="text">
      <style:text-properties fo:font-style="normal" officeooo:rsid="001d220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heatsheet Git:</text:p>
      <text:p text:style-name="P10"/>
      <text:p text:style-name="P12">Esta es una lista de los comandos de git mas usados:</text:p>
      <text:p text:style-name="P12"/>
      <text:p text:style-name="P13">- Comandos realacionados a un repositorio remoto:</text:p>
      <text:p text:style-name="P11"/>
      <text:p text:style-name="P1"><text:span text:style-name="T4">. </text:span><text:span text:style-name="T14">git clone</text:span><text:span text:style-name="T1"> </text:span><text:a xlink:type="simple" xlink:href="mailto:git@github.com" text:style-name="Internet_20_link" text:visited-style-name="Visited_20_Internet_20_Link"><text:span text:style-name="T1">git@github.com</text:span></text:a><text:span text:style-name="T14">:NOMBRE-DE-USUARIO/NOMBRE-DEL-REPOSITORIO.git</text:span></text:p>
      <text:p text:style-name="P1"><text:span text:style-name="T6"/></text:p>
      <text:p text:style-name="P1"><text:span text:style-name="T8">. </text:span><text:span text:style-name="T14">git push</text:span><text:span text:style-name="T9"> o </text:span><text:span text:style-name="T14">git push origin main</text:span></text:p>
      <text:p text:style-name="P14"><text:span text:style-name="T17"/></text:p>
      <text:p text:style-name="P6"><text:span text:style-name="T24">- Comandos relacionados al flujo de trabajo:</text:span></text:p>
      <text:p text:style-name="P4"><text:span text:style-name="T17"/></text:p>
      <text:p text:style-name="P4"><text:span text:style-name="T18">. </text:span><text:span text:style-name="T14">git add .</text:span></text:p>
      <text:p text:style-name="P4"><text:span text:style-name="T17"/></text:p>
      <text:p text:style-name="P4"><text:span text:style-name="T18">. </text:span><text:span text:style-name="T14">git commit -m “Mensaje describiendo que es lo que hicimos en este snapshot”</text:span></text:p>
      <text:p text:style-name="P4"><text:span text:style-name="T14"/></text:p>
      <text:p text:style-name="P6"><text:span text:style-name="T24">- Comandos relacionados con chequear el status o el log history:</text:span></text:p>
      <text:p text:style-name="P6"><text:span text:style-name="T24"/></text:p>
      <text:p text:style-name="P6"><text:span text:style-name="T24">. </text:span><text:span text:style-name="T13">git status</text:span></text:p>
      <text:p text:style-name="P6"><text:span text:style-name="T24"/></text:p>
      <text:p text:style-name="P6"><text:span text:style-name="T24">. </text:span><text:span text:style-name="T13">git log</text:span></text:p>
      <text:p text:style-name="P6"><text:span text:style-name="T13"/></text:p>
      <text:p text:style-name="P7"><text:span text:style-name="T23">La sintaxis básica de Git es: </text:span><text:span text:style-name="T16">programa | accion | destino</text:span><text:span text:style-name="T15">. </text:span><text:span text:style-name="T25">Por ejemplo:</text:span></text:p>
      <text:p text:style-name="P16"><text:span text:style-name="T23"/></text:p>
      <text:p text:style-name="P17"><text:span text:style-name="T23">- git add . Se lee git | add | ., donde el “.” representa todo lo que hay en el directorio actual.</text:span></text:p>
      <text:p text:style-name="P17"><text:span text:style-name="T23"/></text:p>
      <text:p text:style-name="P17"><text:span text:style-name="T23">- git commit -m “mensaje” se lee git | commit -m | “mensaje”</text:span></text:p>
      <text:p text:style-name="P17"><text:span text:style-name="T23"/></text:p>
      <text:p text:style-name="P17"><text:span text:style-name="T23">- git status se lee git | status | (no destino)</text:span></text:p>
      <text:p text:style-name="P4"><text:span text:style-name="T17"/></text:p>
      <text:p text:style-name="P8"><text:span text:style-name="T24">B</text:span><text:span text:style-name="T23">uenas prácticas en Git:</text:span></text:p>
      <text:p text:style-name="P8"><text:span text:style-name="T23"/></text:p>
      <text:p text:style-name="P2"><text:span text:style-name="T10">Es importante tomarnos el tiempo de revisar las mejores practicas a la hora de usar Git, para poder ser un mejor colaborador. No solo nos servira para colaborar con otros, es tambien muy util, cuando trabajamos de forma independiente.</text:span></text:p>
      <text:p text:style-name="P2"><text:span text:style-name="T10"/></text:p>
      <text:p text:style-name="P2"><text:span text:style-name="T11">En el futuro nos vamos a apoyar mucho en nuestro historial de commits cuando necesitemos revisitar código viejo.</text:span></text:p>
      <text:p text:style-name="P2"><text:span text:style-name="T11"/></text:p>
      <text:p text:style-name="P3"><text:span text:style-name="T11">D</text:span><text:span text:style-name="T12">ebemos hacer uso de los </text:span><text:span text:style-name="T7">atomic commits</text:span><text:span text:style-name="T12">, es decir, asignar commits junto con el mensaje descriptivo cada vez que realizamos una subtarea.</text:span> Si durante nuestro día a día vamos realizando commits para cada una de esas subtareas que vamos completando es más fácil conseguir tener un historial de <text:span text:style-name="T2">commits atómicos</text:span>.</text:p>
      <text:p text:style-name="P3"><text:span text:style-name="T12"/></text:p>
      <text:p text:style-name="Standard">Todo lo contrario sucede si caemos en prácticas de hacer commit al final del día o según me apetece.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P5"><text:soft-page-break/><text:span text:style-name="T19">E</text:span><text:span text:style-name="T20">ditor de mensajes commit:</text:span></text:p>
      <text:p text:style-name="P5"><text:span text:style-name="T20"/></text:p>
      <text:p text:style-name="P15"><text:span text:style-name="T20">Si estamos usando </text:span><text:span text:style-name="T21">un editor de texto, hicimos un commit y accidentalmente nos olvidamos de agregar la bandera de mensaje -m, el siguiente comando </text:span><text:span text:style-name="T22">n</text:span><text:span text:style-name="T21">os va a abrir una nueva ventana </text:span><text:span text:style-name="T22">en el editor de texto </text:span><text:span text:style-name="T21">con la habilidad de escribir un mensaje commit y una breve descripcion debajo del mismo: </text:span></text:p>
      <text:p text:style-name="P15"><text:span text:style-name="T21"/></text:p>
      <text:p text:style-name="P9"><text:span text:style-name="T26">git config - - global core.editor “code <text:s/>- - wait”.</text:span></text:p>
      <text:p text:style-name="P9"><text:span text:style-name="T26"/></text:p>
      <text:p text:style-name="P18"><text:span text:style-name="T26">L</text:span><text:span text:style-name="T23">uego de ejecutar el comando no habrá ningun output o confirmación. Para hacer uso del mismo solo basta con usar </text:span><text:span text:style-name="T5">git commit</text:span><text:span text:style-name="T23"> sin la </text:span><text:span text:style-name="T5">-m</text:span><text:span text:style-name="T23">. Ahora podemos escribir un mensaje y brindar mas informacion. Luego guardamos y cerramos la ventana.</text:span></text:p>
      <text:p text:style-name="P18"><text:span text:style-name="T23"/></text:p>
      <text:p text:style-name="P18"><text:span text:style-name="T23">Habiendo dejado esto en claro, ahora podemos elegir </text:span><text:span text:style-name="T5">git commit -m</text:span><text:span text:style-name="T23"> o </text:span><text:span text:style-name="T5">git commit</text:span><text:span text:style-name="T23"> para poner nuestro mensaje con VSCode.</text:span></text:p>
      <text:p text:style-name="P18"><text:span text:style-name="T23"/></text:p>
      <text:p text:style-name="P18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" svg:font-family="Inconsolat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11:10.175583154</meta:creation-date>
    <dc:date>2022-07-04T17:44:11.779001971</dc:date>
    <meta:editing-duration>PT3H51M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389" meta:character-count="2209" meta:non-whitespace-character-count="1843"/>
  </office:meta>
</office:document-meta>
</file>